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1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list-style-name="L3"/>
    <style:style style:name="P18" style:family="paragraph" style:list-style-name="L3">
      <style:paragraph-properties fo:line-height="150%"/>
    </style:style>
    <style:style style:name="P19" style:family="paragraph" style:parent-style-name="Heading_20_1">
      <style:paragraph-properties fo:text-align="start" style:justify-single-word="false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2">JAKUB KAPUŚCIK</text:p>
      <text:p text:style-name="P12">PORTAL AUKCYJNY DLA USŁUG IT</text:p>
      <text:p text:style-name="P12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0">Praca dyplomowa napisana pod kierunkiem </text:p>
      <text:p text:style-name="P10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22"><text:s/>1 Cel pracy<text:tab/>3</text:p>
          <text:p text:style-name="P22"><text:s/>2 Analiza wymagań<text:tab/>3</text:p>
          <text:p text:style-name="P21"><text:s/>2.1 Wymagania funkcjonalne<text:tab/>3</text:p>
          <text:p text:style-name="P21"><text:s/>2.2 Wymagania niefunkcjonalne<text:tab/>4</text:p>
          <text:p text:style-name="P21"><text:s/>2.3 Słownik<text:tab/>4</text:p>
          <text:p text:style-name="P22"><text:s/>3 Podobne rozwiązania<text:tab/>4</text:p>
          <text:p text:style-name="P22"><text:s/>4 Użyte technologie<text:tab/>4</text:p>
          <text:p text:style-name="P21"><text:s/>4.1 Ruby<text:tab/>4</text:p>
          <text:p text:style-name="P21"><text:s/>4.2 Rails<text:tab/>4</text:p>
          <text:p text:style-name="P21"><text:s/>4.3 MySQL<text:tab/>4</text:p>
          <text:p text:style-name="P21"><text:s/>4.4 WEBrick<text:tab/>4</text:p>
          <text:p text:style-name="P22"><text:s/>5 Projekt modułu<text:tab/>4</text:p>
          <text:p text:style-name="P21"><text:s/>5.1 Przypadki użycia<text:tab/>4</text:p>
          <text:p text:style-name="P21"><text:s/>5.2 Schemat bazy danych<text:tab/>4</text:p>
          <text:p text:style-name="P21"><text:s/>5.3 Diagram klas<text:tab/>4</text:p>
          <text:p text:style-name="P22"><text:s/>6 Specyfikacja zewnętrzna<text:tab/>4</text:p>
          <text:p text:style-name="P21"><text:s/>6.1 Instalacja środowiska<text:tab/>4</text:p>
          <text:p text:style-name="P20"><text:s/>6.1.1 Platforma Windows<text:tab/>4</text:p>
          <text:p text:style-name="P20"><text:s/>6.1.2 Platforma Linux<text:tab/>4</text:p>
          <text:p text:style-name="P20"><text:s/>6.1.3 Konfiguracja<text:tab/>4</text:p>
          <text:p text:style-name="P21"><text:s/>6.2 Interfejs użytkownika<text:tab/>4</text:p>
          <text:p text:style-name="P20"><text:s/>6.2.1 Indeks projektów<text:tab/>4</text:p>
          <text:p text:style-name="P20"><text:s/>6.2.2 Informacje<text:tab/>4</text:p>
          <text:p text:style-name="P20"><text:s/>6.2.3 Zaproszenia<text:tab/>5</text:p>
          <text:p text:style-name="P20"><text:s/>6.2.4 Członkowie<text:tab/>5</text:p>
          <text:p text:style-name="P20"><text:s/>6.2.5 Zadania<text:tab/>5</text:p>
          <text:p text:style-name="P20"><text:s/>6.2.6 Pliki<text:tab/>5</text:p>
          <text:p text:style-name="P20"><text:s/>6.2.7 Forum<text:tab/>5</text:p>
          <text:p text:style-name="P22"><text:s/>7 Analiza wewnętrzna<text:tab/>5</text:p>
          <text:p text:style-name="P21"><text:s/>7.1 Struktura folderów<text:tab/>5</text:p>
          <text:p text:style-name="P21"><text:s/>7.2 Modele<text:tab/>5</text:p>
          <text:p text:style-name="P21"><text:s/>7.3 Controllery<text:tab/>5</text:p>
          <text:p text:style-name="P21"><text:s/>7.4 Helpery<text:tab/>5</text:p>
          <text:p text:style-name="P22"><text:s/>8 Podsumowanie<text:tab/>5</text:p>
        </text:index-body>
      </text:table-of-content>
      <text:p text:style-name="Standard"/>
      <text:p text:style-name="Standard"/>
      <text:h text:style-name="P19" text:outline-level="1"><text:soft-page-break/>Cel pracy</text:h>
      <text:h text:style-name="P19" text:outline-level="1">Analiza wymagań</text:h>
      <text:h text:style-name="Heading_20_2" text:outline-level="2">Wymagania funkcjonalne</text:h>
      <text:p text:style-name="Text_20_body">Moduł projektów będzie się składać z widoków:</text:p>
      <text:list xml:id="list1294294062" text:style-name="L1">
        <text:list-item>
          <text:p text:style-name="P14">Indeksu projektów – lista projektów użytkownika wraz z podstawowymi informacjami</text:p>
        </text:list-item>
        <text:list-item>
          <text:p text:style-name="P14">Informacji o projekcie – szczegółowe dane oraz edycja opisu projektu.</text:p>
        </text:list-item>
        <text:list-item>
          <text:p text:style-name="P14">Zaproszeń – lista wysłanych zaproszeń wraz z loginami odbiorców oraz proponowaną rolą w projekcie. Widok umożliwi również tworzenie nowych zaproszeń oraz anulowanie i usuwanie obecnych.</text:p>
        </text:list-item>
        <text:list-item>
          <text:p text:style-name="P14">Członków – lista członków projektu, umożliwi edycję roli w projekcie oraz usuwanie członków projektu.</text:p>
        </text:list-item>
        <text:list-item>
          <text:p text:style-name="P14">Zadań – lista dostępnych zadań w projekcie. Zadania będzie można dodawać, edytować <text:s/>oraz usuwać. Użytkownik będzie również mógł zadanie pobrać lub zwrócić do puli wolnych zadań.</text:p>
        </text:list-item>
        <text:list-item>
          <text:p text:style-name="P14">Plików – pozwoli na wysyłanie, edycje opisu, pobieranie oraz usuwanie plików.</text:p>
        </text:list-item>
        <text:list-item>
          <text:p text:style-name="P14">Forum – proste forum umożliwi tworzenie, edycję oraz usuwanie tematów i postów.</text:p>
        </text:list-item>
      </text:list>
      <text:h text:style-name="Heading_20_2" text:outline-level="2">Wymagania niefunkcjonalne</text:h>
      <text:list xml:id="list2169975245" text:style-name="L3">
        <text:list-item>
          <text:p text:style-name="P16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16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><text:span text:style-name="T1">Wieloplatformowość</text:span> – technologie, o które aplikacja zostanie oparta powinny być <text:soft-page-break/>dostępne na największych platformach systemowych takich jak: Microsoft Windows, Linux czy Mac OS X. Pozwoli to na uruchomienie środowiska aplikacji na znakomitej większości komputerów.</text:p>
        </text:list-item>
      </text:list>
      <text:h text:style-name="Heading_20_2" text:outline-level="2">Słownik</text:h>
      <text:list xml:id="list772947489" text:style-name="L2">
        <text:list-item>
          <text:p text:style-name="P15">Użytkownik – osoba zarejestrowana w serwisie</text:p>
        </text:list-item>
        <text:list-item>
          <text:p text:style-name="P15">Rola – schemat uprawnień użytkownika w projekcie</text:p>
        </text:list-item>
        <text:list-item>
          <text:p text:style-name="P15">Zaproszenie – prywatna wiadomość w serwisie informująca o możliwości dołączenia do projektu z proponowaną rolą.</text:p>
        </text:list-item>
        <text:list-item>
          <text:p text:style-name="P15">Członek projektu – użytkownik, który zaakceptował zaproszenie do projektu.</text:p>
        </text:list-item>
        <text:list-item>
          <text:p text:style-name="P15">Zadanie – opisuje funkcjonalność do zrealizowania. Każde zadanie może być realizowanie tylko przez jednego członka projektu.</text:p>
        </text:list-item>
      </text:list>
      <text:h text:style-name="P19" text:outline-level="1"><text:soft-page-break/>Podobne rozwiązania</text:h>
      <text:h text:style-name="P19" text:outline-level="1">Użyte technologie</text:h>
      <text:h text:style-name="Heading_20_2" text:outline-level="2">Ruby</text:h>
      <text:h text:style-name="Heading_20_2" text:outline-level="2">Rails</text:h>
      <text:h text:style-name="Heading_20_2" text:outline-level="2">MySQL</text:h>
      <text:h text:style-name="Heading_20_2" text:outline-level="2">WEBrick</text:h>
      <text:h text:style-name="P19" text:outline-level="1">Projekt modułu</text:h>
      <text:h text:style-name="Heading_20_2" text:outline-level="2">Przypadki użycia</text:h>
      <text:h text:style-name="Heading_20_2" text:outline-level="2">Schemat bazy danych</text:h>
      <text:h text:style-name="Heading_20_2" text:outline-level="2">Diagram klas</text:h>
      <text:h text:style-name="P19" text:outline-level="1">Specyfikacja zewnętrzna</text:h>
      <text:h text:style-name="Heading_20_2" text:outline-level="2">Instalacja środowiska</text:h>
      <text:h text:style-name="Heading_20_3" text:outline-level="3">Platforma Windows</text:h>
      <text:h text:style-name="Heading_20_3" text:outline-level="3">Platforma Linux</text:h>
      <text:h text:style-name="Heading_20_3" text:outline-level="3">Konfiguracja</text:h>
      <text:h text:style-name="Heading_20_2" text:outline-level="2">Interfejs użytkownika</text:h>
      <text:h text:style-name="Heading_20_3" text:outline-level="3">Indeks projektów</text:h>
      <text:h text:style-name="Heading_20_3" text:outline-level="3">Informacje</text:h>
      <text:h text:style-name="Heading_20_3" text:outline-level="3">Zaproszenia</text:h>
      <text:h text:style-name="Heading_20_3" text:outline-level="3"><text:soft-page-break/>Członkowie</text:h>
      <text:h text:style-name="Heading_20_3" text:outline-level="3">Zadania</text:h>
      <text:h text:style-name="Heading_20_3" text:outline-level="3">Pliki</text:h>
      <text:h text:style-name="Heading_20_3" text:outline-level="3">Forum</text:h>
      <text:h text:style-name="P19" text:outline-level="1">Analiz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19" text:outline-level="1">Podsumowani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03T21:25:58</dc:date>
    <dc:creator>Jakub Kapuścik</dc:creator>
    <meta:editing-duration>PT5H34M35S</meta:editing-duration>
    <meta:editing-cycles>21</meta:editing-cycles>
    <meta:generator>LibreOffice/3.3$Unix LibreOffice_project/330m19$Build-202</meta:generator>
    <meta:document-statistic meta:table-count="0" meta:image-count="0" meta:object-count="0" meta:page-count="6" meta:paragraph-count="97" meta:word-count="525" meta:character-count="3546"/>
  </office:meta>
</office:document-meta>
</file>